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f2e88" officeooo:paragraph-rsid="000f2e88" style:font-size-asian="14pt" style:font-size-complex="14pt"/>
    </style:style>
    <style:style style:name="P2" style:family="paragraph" style:parent-style-name="Standard">
      <style:text-properties fo:font-size="14pt" officeooo:rsid="000f3db4" officeooo:paragraph-rsid="000f3db4" style:font-size-asian="14pt" style:font-size-complex="14pt"/>
    </style:style>
    <style:style style:name="P3" style:family="paragraph" style:parent-style-name="Standard">
      <style:text-properties fo:font-size="14pt" officeooo:rsid="000f8ead" officeooo:paragraph-rsid="000f8ead" style:font-size-asian="14pt" style:font-size-complex="14pt"/>
    </style:style>
    <style:style style:name="P4" style:family="paragraph" style:parent-style-name="Standard">
      <style:text-properties fo:font-size="14pt" fo:font-weight="bold" officeooo:rsid="000fff91" officeooo:paragraph-rsid="000fff91" style:font-size-asian="14pt" style:font-weight-asian="bold" style:font-size-complex="14pt" style:font-weight-complex="bold"/>
    </style:style>
    <style:style style:name="P5" style:family="paragraph" style:parent-style-name="Standard">
      <style:text-properties fo:font-size="14pt" fo:font-weight="normal" officeooo:rsid="000fff91" officeooo:paragraph-rsid="000fff91" style:font-size-asian="14pt" style:font-weight-asian="normal" style:font-size-complex="14pt" style:font-weight-complex="normal"/>
    </style:style>
    <style:style style:name="P6" style:family="paragraph" style:parent-style-name="Standard">
      <style:text-properties fo:font-size="14pt" fo:font-weight="normal" officeooo:rsid="0010f440" officeooo:paragraph-rsid="0010f440" style:font-size-asian="14pt" style:font-weight-asian="normal" style:font-size-complex="14pt" style:font-weight-complex="normal"/>
    </style:style>
    <style:style style:name="T1" style:family="text">
      <style:text-properties officeooo:rsid="0010f440"/>
    </style:style>
    <style:style style:name="T2" style:family="text">
      <style:text-properties officeooo:rsid="001331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aper is about trying to use a very deep convolution network to fit a relativ<text:span text:style-name="T2">e</text:span>ly small dataset. Almost all the Deep CNN’s are trained on the huge ImageNet dataset which have millions of pictures. So they took the relatively small CIFAR-10 dataset and tried to use this to fit a modified VGG-16 network with, I will get back to both of these things later. The main idea or objective they wanted to prove was that small datasets can also take advantage of the power that lies in a deep CNN without severe overfitting, which is a problem in deep CNN’s. Their results show that with simple and the right modifications </text:p>
      <text:p text:style-name="P1"/>
      <text:p text:style-name="P4">Architecture: </text:p>
      <text:p text:style-name="P5">they made their model based on a vgg net model. Because this was a very simple and kind of straight forward model, and because the 32x32 input would not vanish through the net. It is also powerful and easy to analyze. The model consists of 5 groups of convolution layers and one fully connected layers. </text:p>
      <text:p text:style-name="P4"/>
      <text:p text:style-name="P4">Batch Normalization:</text:p>
      <text:p text:style-name="P2">One of the changes they did to the model was to add batch normalization. This is a idea from google that tries to solve a problem with training very deep networks. The problem is that small changes in the layers will be amplified step by step and eventually cause some problems. To solve this problem google suggested to normalize all the input layers, making it converge faster, at a lower error rate and reduce overfitting. So in this paper they also added batch normalization to counter the overfitting and try to converge faster. </text:p>
      <text:p text:style-name="P2"/>
      <text:p text:style-name="P4">Dropout:</text:p>
      <text:p text:style-name="P3">Since one of their main challenges with a small dataset on a deep network is overfitting they have some pretty strong dropout layers. They have dropout on all the convolution and all the dense layers. Where the dropout increases the further down the model you get. Dropout rate from 0,3 to 0.5. Dropout together with batch normalization got their loss down from 20 % to 8,45 % </text:p>
      <text:p text:style-name="P3"/>
      <text:p text:style-name="P4">Speed:</text:p>
      <text:p text:style-name="P3">They did some stuff to try to get the model to train faster, since it used 19 hours. Got it down to 16.5 hours but then the accuracy increased to 11 %. Irrelevant since they just want to show that it works, not sure why they included it in the paper.</text:p>
      <text:p text:style-name="P3"/>
      <text:p text:style-name="P3"/>
      <text:p text:style-name="P4">Training:</text:p>
      <text:p text:style-name="P5">They trained five models on the dataset to compare, and also had some results from other architectures as you see. <text:span text:style-name="T1">The baseline is a relative shallow architecture with only 4 layers in total. They found that the model with only BN was good because it converges fast, even faster then the baseline. So even though it dont have the highest accuracy its viable for when you need it fast and not so correct. </text:span></text:p>
      <text:p text:style-name="P6">When utilizing both the BN and the dropout the accuracy is quite high, showing that deep convolution is viable for small datasetst aswell. They dident get a higher accuracy even when trying to adjust regulazation and thinks this is the limit for the model without aug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3:24:22.884475250</meta:creation-date>
    <dc:date>2018-10-18T14:36:41.783106016</dc:date>
    <meta:editing-duration>PT10M54S</meta:editing-duration>
    <meta:editing-cycles>2</meta:editing-cycles>
    <meta:generator>LibreOffice/6.0.3.2$Linux_X86_64 LibreOffice_project/00m0$Build-2</meta:generator>
    <meta:document-statistic meta:table-count="0" meta:image-count="0" meta:object-count="0" meta:page-count="1" meta:paragraph-count="12" meta:word-count="502" meta:character-count="2821" meta:non-whitespace-character-count="2324"/>
  </office:meta>
</office:document-meta>
</file>